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47605" officeooo:paragraph-rsid="00147605"/>
    </style:style>
    <style:style style:name="P2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47605" officeooo:paragraph-rsid="00147605"/>
    </style:style>
    <style:style style:name="P3" style:family="paragraph" style:parent-style-name="Preformatted_20_Text">
      <style:text-properties officeooo:rsid="00147605" officeooo:paragraph-rsid="001e5b57"/>
    </style:style>
    <style:style style:name="P4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47605" officeooo:paragraph-rsid="001e5b57"/>
    </style:style>
    <style:style style:name="P5" style:family="paragraph" style:parent-style-name="Preformatted_20_Text">
      <style:text-properties fo:font-weight="bold" officeooo:rsid="00147605" officeooo:paragraph-rsid="00147605" style:font-weight-asian="bold" style:font-weight-complex="bold"/>
    </style:style>
    <style:style style:name="P6" style:family="paragraph" style:parent-style-name="Preformatted_20_Text">
      <style:text-properties fo:font-weight="bold" officeooo:rsid="001bd6ff" officeooo:paragraph-rsid="001bd6ff" style:font-weight-asian="bold" style:font-weight-complex="bold"/>
    </style:style>
    <style:style style:name="P7" style:family="paragraph" style:parent-style-name="Preformatted_20_Text">
      <style:text-properties fo:font-weight="bold" officeooo:rsid="00174b59" officeooo:paragraph-rsid="00174b59" style:font-weight-asian="bold" style:font-weight-complex="bold"/>
    </style:style>
    <style:style style:name="P8" style:family="paragraph" style:parent-style-name="Preformatted_20_Text">
      <style:text-properties fo:font-weight="bold" officeooo:rsid="001e86e9" officeooo:paragraph-rsid="001e86e9" style:font-weight-asian="bold" style:font-weight-complex="bold"/>
    </style:style>
    <style:style style:name="P9" style:family="paragraph" style:parent-style-name="Preformatted_20_Text">
      <style:text-properties fo:font-weight="bold" officeooo:rsid="001eec47" officeooo:paragraph-rsid="001eec47" style:font-weight-asian="bold" style:font-weight-complex="bold"/>
    </style:style>
    <style:style style:name="P10" style:family="paragraph" style:parent-style-name="Preformatted_20_Text">
      <style:text-properties fo:font-weight="bold" officeooo:rsid="00235cd7" officeooo:paragraph-rsid="00235cd7" style:font-weight-asian="bold" style:font-weight-complex="bold"/>
    </style:style>
    <style:style style:name="P11" style:family="paragraph" style:parent-style-name="Preformatted_20_Text">
      <style:text-properties style:text-underline-style="solid" style:text-underline-width="auto" style:text-underline-color="font-color" officeooo:rsid="00147605" officeooo:paragraph-rsid="00147605"/>
    </style:style>
    <style:style style:name="P12" style:family="paragraph" style:parent-style-name="Preformatted_20_Text">
      <style:text-properties fo:font-weight="normal" officeooo:rsid="00147605" officeooo:paragraph-rsid="00147605" style:font-weight-asian="normal" style:font-weight-complex="normal"/>
    </style:style>
    <style:style style:name="P13" style:family="paragraph" style:parent-style-name="Preformatted_20_Text">
      <style:text-properties fo:font-weight="normal" officeooo:rsid="00147605" officeooo:paragraph-rsid="0017b431" style:font-weight-asian="normal" style:font-weight-complex="normal"/>
    </style:style>
    <style:style style:name="P14" style:family="paragraph" style:parent-style-name="Preformatted_20_Text">
      <loext:graphic-properties draw:fill="solid" draw:fill-color="#ccffff" draw:opacity="100%"/>
      <style:paragraph-properties fo:background-color="#ccffff"/>
      <style:text-properties fo:font-weight="normal" officeooo:rsid="00147605" officeooo:paragraph-rsid="0017b431" style:font-weight-asian="normal" style:font-weight-complex="normal"/>
    </style:style>
    <style:style style:name="P15" style:family="paragraph" style:parent-style-name="Preformatted_20_Text">
      <style:text-properties fo:font-weight="normal" officeooo:rsid="00235cd7" officeooo:paragraph-rsid="00235cd7" style:font-weight-asian="normal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font-weight="normal" officeooo:paragraph-rsid="001e86e9"/>
    </style:style>
    <style:style style:name="P17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47605" style:font-name-asian="NSimSun" style:font-size-asian="10pt" style:font-weight-asian="normal" style:font-name-complex="Liberation Mono" style:font-size-complex="10pt" style:font-weight-complex="normal"/>
    </style:style>
    <style:style style:name="P18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bd6ff" style:font-name-asian="NSimSun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d57ea" officeooo:paragraph-rsid="001d57ea" style:font-name-asian="NSimSun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147605" officeooo:paragraph-rsid="00147605" style:font-name-asian="NSimSun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loext:graphic-properties draw:fill="solid" draw:fill-color="#ccffff" draw:opacity="100%"/>
      <style:paragraph-properties fo:background-color="#ccffff"/>
      <style:text-properties fo:color="#000000" fo:font-weight="normal" officeooo:rsid="00147605" officeooo:paragraph-rsid="00147605" style:font-weight-asian="normal" style:font-weight-complex="normal"/>
    </style:style>
    <style:style style:name="P22" style:family="paragraph" style:parent-style-name="Preformatted_20_Text">
      <style:text-properties officeooo:rsid="00174b59" officeooo:paragraph-rsid="00174b59"/>
    </style:style>
    <style:style style:name="P23" style:family="paragraph" style:parent-style-name="Preformatted_20_Text">
      <loext:graphic-properties draw:fill="solid" draw:fill-color="#ffe4e1" draw:opacity="100%"/>
      <style:paragraph-properties fo:background-color="#ffe4e1"/>
      <style:text-properties officeooo:rsid="00174b59" officeooo:paragraph-rsid="00174b59"/>
    </style:style>
    <style:style style:name="P24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74b59" officeooo:paragraph-rsid="00174b59"/>
    </style:style>
    <style:style style:name="P25" style:family="paragraph" style:parent-style-name="Preformatted_20_Text">
      <style:text-properties officeooo:rsid="001834bd" officeooo:paragraph-rsid="001834bd"/>
    </style:style>
    <style:style style:name="P26" style:family="paragraph" style:parent-style-name="Preformatted_20_Text">
      <style:text-properties officeooo:rsid="001eec47" officeooo:paragraph-rsid="001eec47"/>
    </style:style>
    <style:style style:name="P27" style:family="paragraph" style:parent-style-name="Preformatted_20_Text">
      <loext:graphic-properties draw:fill="solid" draw:fill-color="#eeeeee" draw:opacity="100%"/>
      <style:paragraph-properties fo:background-color="#eeeeee"/>
      <style:text-properties officeooo:rsid="001eec47" officeooo:paragraph-rsid="001eec47"/>
    </style:style>
    <style:style style:name="P28" style:family="paragraph" style:parent-style-name="Preformatted_20_Text">
      <style:text-properties officeooo:rsid="001eec47" officeooo:paragraph-rsid="001eec47" fo:background-color="#eeeeee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font-weight="normal" officeooo:rsid="001e86e9" officeooo:paragraph-rsid="001e86e9" fo:background-color="#ffffff" style:font-weight-asian="normal" style:font-weight-complex="normal"/>
    </style:style>
    <style:style style:name="P30" style:family="paragraph" style:parent-style-name="Preformatted_20_Text">
      <loext:graphic-properties draw:fill="solid" draw:fill-color="#ccffff" draw:opacity="100%"/>
      <style:paragraph-properties fo:background-color="#ccffff"/>
      <style:text-properties fo:font-weight="normal" officeooo:rsid="00253bc1" officeooo:paragraph-rsid="00253bc1" style:font-weight-asian="normal" style:font-weight-complex="normal"/>
    </style:style>
    <style:style style:name="P31" style:family="paragraph" style:parent-style-name="Preformatted_20_Text">
      <style:text-properties officeooo:rsid="00147605" officeooo:paragraph-rsid="00147605"/>
    </style:style>
    <style:style style:name="P32" style:family="paragraph" style:parent-style-name="Preformatted_20_Text">
      <style:text-properties fo:font-weight="bold" officeooo:rsid="002395ea" officeooo:paragraph-rsid="002395ea" style:font-weight-asian="bold" style:font-weight-complex="bold"/>
    </style:style>
    <style:style style:name="P33" style:family="paragraph" style:parent-style-name="Preformatted_20_Text">
      <style:text-properties fo:font-weight="bold" officeooo:rsid="00253bc1" officeooo:paragraph-rsid="00253bc1" style:font-weight-asian="bold" style:font-weight-complex="bold"/>
    </style:style>
    <style:style style:name="P34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253bc1" style:font-name-asian="NSimSun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eec47" style:font-name-asian="NSimSun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text-properties officeooo:rsid="00253bc1" officeooo:paragraph-rsid="00253bc1"/>
    </style:style>
    <style:style style:name="P37" style:family="paragraph" style:parent-style-name="Preformatted_20_Text">
      <loext:graphic-properties draw:fill="solid" draw:fill-color="#e5e5e5" draw:opacity="100%"/>
      <style:paragraph-properties fo:background-color="#e5e5e5"/>
      <style:text-properties officeooo:rsid="00253bc1" officeooo:paragraph-rsid="00253bc1"/>
    </style:style>
    <style:style style:name="P38" style:family="paragraph" style:parent-style-name="Preformatted_20_Text">
      <loext:graphic-properties draw:fill="solid" draw:fill-color="#ccffff" draw:opacity="100%"/>
      <style:paragraph-properties fo:background-color="#ccffff"/>
      <style:text-properties fo:color="#000000" style:font-name="Liberation Mono" fo:font-size="10pt" fo:font-weight="normal" officeooo:rsid="00253bc1" officeooo:paragraph-rsid="00253bc1" style:font-name-asian="NSimSun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47605"/>
    </style:style>
    <style:style style:name="T2" style:family="text">
      <style:text-properties officeooo:rsid="001e86e9"/>
    </style:style>
    <style:style style:name="T3" style:family="text">
      <style:text-properties fo:background-color="#eeeeee" loext:char-shading-value="0"/>
    </style:style>
    <style:style style:name="T4" style:family="text">
      <style:text-properties officeooo:rsid="001e86e9" fo:background-color="#eeeeee" loext:char-shading-value="0" style:font-weight-asian="normal" style:font-weight-complex="normal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e86e9" fo:background-color="#ffffff" loext:char-shading-value="0" style:font-weight-asian="normal" style:font-weight-complex="normal"/>
    </style:style>
    <style:style style:name="T7" style:family="text">
      <style:text-properties officeooo:rsid="001e86e9" style:font-weight-asian="normal" style:font-weight-complex="normal"/>
    </style:style>
    <style:style style:name="T8" style:family="text">
      <style:text-properties style:font-name="Liberation Mono" fo:font-size="10pt" officeooo:rsid="001e86e9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9" style:family="text">
      <style:text-properties fo:color="#000000" style:font-name="Liberation Mono" fo:font-size="10pt" officeooo:rsid="001834bd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0" style:family="text">
      <style:text-properties fo:color="#000000" style:font-name="Liberation Mono" fo:font-size="10pt" officeooo:rsid="001e86e9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color="#000000" style:font-name="Liberation Mono" fo:font-size="10pt" officeooo:rsid="001834bd" fo:background-color="#eeeeee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2" style:family="text">
      <style:text-properties officeooo:rsid="001eec47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e83e8c" style:font-name="SFMono-Regular" fo:font-size="4.19999980926514pt" fo:letter-spacing="normal" fo:font-style="normal"/>
    </style:style>
    <style:style style:name="T15" style:family="text">
      <style:text-properties fo:font-variant="normal" fo:text-transform="none" fo:color="#e83e8c" fo:letter-spacing="normal" fo:font-style="normal"/>
    </style:style>
    <style:style style:name="T16" style:family="text">
      <style:text-properties fo:font-variant="normal" fo:text-transform="none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pm yuklemek icin:</text:p>
      <text:p text:style-name="P5"/>
      <text:p text:style-name="P12"><text:a xlink:type="simple" xlink:href="https://nodejs.org/en/download/" text:style-name="Internet_20_link" text:visited-style-name="Visited_20_Internet_20_Link">https://nodejs.org/en/download/</text:a></text:p>
      <text:p text:style-name="P21">npm package install</text:p>
      <text:p text:style-name="P13">kontrol etmek icin: cmd’de </text:p>
      <text:p text:style-name="P14">npm -v</text:p>
      <text:p text:style-name="P12"/>
      <text:p text:style-name="P5">angular cli yuklemek icin:</text:p>
      <text:p text:style-name="P5"/>
      <text:p text:style-name="P17">npm install -g @angular/cli</text:p>
      <text:p text:style-name="P20"/>
      <text:p text:style-name="P20"/>
      <text:p text:style-name="P5">cli’yi update etmek gerekirse:</text:p>
      <text:p text:style-name="P1"/>
      <text:p text:style-name="P11">global:</text:p>
      <text:p text:style-name="P2">npm uninstall -g @angular/cli</text:p>
      <text:p text:style-name="P2">npm cache verify</text:p>
      <text:p text:style-name="P2">npm install -g @angular/cli@latest</text:p>
      <text:p text:style-name="P2"/>
      <text:p text:style-name="P11">local project:</text:p>
      <text:p text:style-name="P2">cd %PROJECT%</text:p>
      <text:p text:style-name="P2">rmdir /S/Q node_modules dist</text:p>
      <text:p text:style-name="P2">npm install --save-dev @angular/cli@latest</text:p>
      <text:p text:style-name="P3">(hicbir dosya vs acik kalmasin)</text:p>
      <text:p text:style-name="P4">npm install</text:p>
      <text:p text:style-name="P1"/>
      <text:p text:style-name="P5">Yeni proje:</text:p>
      <text:p text:style-name="P1"/>
      <text:p text:style-name="P2">ng new demo-websocket</text:p>
      <text:p text:style-name="P1"/>
      <text:p text:style-name="P1">cd demo-websocket</text:p>
      <text:p text:style-name="P1"/>
      <text:p text:style-name="P7">denemek icin:</text:p>
      <text:p text:style-name="P22"/>
      <text:p text:style-name="P24">ng serve</text:p>
      <text:p text:style-name="P22"/>
      <text:p text:style-name="P22">→ Eger su hatayi verirse:</text:p>
      <text:p text:style-name="P22"/>
      <text:p text:style-name="P23">Cannot find module 'webpack/lib/node/NodeTemplatePlugin</text:p>
      <text:p text:style-name="P22"/>
      <text:p text:style-name="P25">node-modules’te hata var. Silip yeniden yuklemek cozuyor.</text:p>
      <text:p text:style-name="P1"/>
      <text:p text:style-name="P5">Service olustur:</text:p>
      <text:p text:style-name="P1"/>
      <text:p text:style-name="P2">ng g service <text:span text:style-name="T2">M</text:span>y<text:span text:style-name="T2">W</text:span>ebsocket</text:p>
      <text:p text:style-name="P1"/>
      <text:p text:style-name="P6">Yeni paket yukleme:</text:p>
      <text:p text:style-name="P6"/>
      <text:p text:style-name="P18">npm install rxjs-websockets</text:p>
      <text:p text:style-name="P19"><text:span text:style-name="T1">npm install </text:span>queueing-subject</text:p>
      <text:p text:style-name="P1"/>
      <text:p text:style-name="P33">Paket silme:</text:p>
      <text:p text:style-name="P33"/>
      <text:p text:style-name="P34">npm uninstall packet</text:p>
      <text:p text:style-name="P35"/>
      <text:p text:style-name="P9">Component’i init edebilmek icin:</text:p>
      <text:p text:style-name="P1"/>
      <text:p text:style-name="P26">@angular/core’dan <text:span text:style-name="T3">ngOnInit</text:span> import et, component’ta implement et:</text:p>
      <text:p text:style-name="P26"/>
      <text:p text:style-name="P27"><text:soft-page-break/>export class AppComponent implements OnInit {<text:line-break/> ngOnInit() {<text:line-break/> }</text:p>
      <text:p text:style-name="P27">}</text:p>
      <text:p text:style-name="P1"/>
      <text:p text:style-name="P8">Service’i <text:span text:style-name="T12">modulde </text:span>kullanabilmek icin:</text:p>
      <text:p text:style-name="P8"/>
      <text:p text:style-name="P16"><text:span text:style-name="T4">app.module.ts</text:span><text:span text:style-name="T7">’te </text:span><text:span text:style-name="T4">providers</text:span><text:span text:style-name="T6">’a</text:span><text:span text:style-name="T8"> </text:span><text:span text:style-name="T11">MyWebsocketService</text:span><text:span text:style-name="T9"> </text:span><text:span text:style-name="T10">ekle.</text:span></text:p>
      <text:p text:style-name="P29"/>
      <text:p text:style-name="P26"><text:span text:style-name="T13">component’ta kullanmak icin de</text:span>:</text:p>
      <text:p text:style-name="P1"/>
      <text:p text:style-name="P28">import {MyWebsocketService} from './mywebsocket.service'<text:span text:style-name="T5"> ettikten sonra, </text:span>MyWebsocketService<text:span text:style-name="T5"> objesi yarat.</text:span></text:p>
      <text:p text:style-name="P1"/>
      <text:p text:style-name="P32">Bootstrap css’yi eklemek icin:</text:p>
      <text:p text:style-name="P32"/>
      <text:p text:style-name="P30">npm install bootstrap</text:p>
      <text:p text:style-name="P1"/>
      <text:p text:style-name="P36">Daha sonra styles.css’ye bootstrap.css’nin path’ini ekle:</text:p>
      <text:p text:style-name="P37">@import '../node_modules/bootstrap/dist/css/bootstrap.min.css';</text:p>
      <text:p text:style-name="P1"/>
      <text:p text:style-name="P33">Bootstrap js yerine, ng-bootstrap kullan:</text:p>
      <text:p text:style-name="P33"/>
      <text:p text:style-name="P38"><text:span text:style-name="T16">npm install --save @ng-bootstrap/ng-bootstrap</text:span> </text:p>
      <text:p text:style-name="P1"/>
      <text:p text:style-name="P10">Visual Studio Code:</text:p>
      <text:p text:style-name="P15"/>
      <text:p text:style-name="P15">multiple line comment: keyboard shortcut’ini File→Settings’ten degistirdi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ttps://cli.angular.io/</text:p>
      <text:p text:style-name="P1">https://www.npmjs.com/package/@angular/cl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00:44:01.987000000</dc:date>
    <meta:editing-duration>PT16H36M49S</meta:editing-duration>
    <meta:editing-cycles>8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51" meta:word-count="183" meta:character-count="1563" meta:non-whitespace-character-count="1429"/>
  </office:meta>
</office:document-meta>
</file>